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Andale Sans UI" svg:font-family="'Andale Sans UI'" style:font-pitch="variable"/>
    <style:font-face style:name="Lucida Sans" svg:font-family="'Lucida Sans'" style:font-pitch="variable"/>
    <style:font-face style:name="Lucida Bright" svg:font-family="'Lucida Bright'" style:font-family-generic="roman" style:font-pitch="variable"/>
  </office:font-face-decls>
  <office:automatic-styles>
    <style:style style:name="P1" style:family="paragraph" style:parent-style-name="Preformatted_20_Text">
      <style:text-properties fo:color="#000000" style:font-name="Bitstream Vera Sans Mono" fo:font-size="8pt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style:font-name="Bitstream Vera Sans Mono" fo:font-size="8pt" fo:background-color="#ffffff" style:font-size-asian="8pt" style:font-size-complex="8pt"/>
    </style:style>
    <style:style style:name="P3" style:family="paragraph" style:parent-style-name="Preformatted_20_Text">
      <style:paragraph-properties fo:margin-top="0cm" fo:margin-bottom="0.499cm"/>
      <style:text-properties fo:color="#000000" style:font-name="Bitstream Vera Sans Mono" fo:font-size="8pt" style:font-size-asian="8pt" style:font-size-complex="8pt"/>
    </style:style>
    <style:style style:name="P4" style:family="paragraph" style:parent-style-name="Preformatted_20_Text">
      <style:text-properties fo:color="#000000" style:font-name="Bitstream Vera Sans Mono" fo:font-size="8pt" fo:font-weight="bold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"/>1: </text:span><text:span text:style-name="T2">public</text:span> <text:span text:style-name="T2">class</text:span> HumanTree <text:span text:style-name="T2">{</text:span></text:p>
      <text:p text:style-name="P2"><text:s text:c="2"/>2: </text:p>
      <text:p text:style-name="P1"><text:span text:style-name="T1"><text:s text:c="2"/>3: </text:span><text:s text:c="3"/><text:span text:style-name="T3">//Campos de estrutura</text:span></text:p>
      <text:p text:style-name="P1"><text:span text:style-name="T1"><text:s text:c="2"/>4: </text:span><text:s text:c="3"/><text:span text:style-name="T2">private</text:span> HumanTree rightChild<text:span text:style-name="T2">,</text:span> leftChild<text:span text:style-name="T2">,</text:span> parent<text:span text:style-name="T2">;</text:span></text:p>
      <text:p text:style-name="P1"><text:span text:style-name="T1"><text:s text:c="2"/>5: </text:span><text:s text:c="3"/><text:span text:style-name="T2">private</text:span> <text:span text:style-name="T2">static</text:span> <text:span text:style-name="T2">final</text:span> <text:span text:style-name="T2">int</text:span> MAX_NAME_RESULTS = 40<text:span text:style-name="T2">;</text:span></text:p>
      <text:p text:style-name="P1"><text:span text:style-name="T1"><text:s text:c="2"/>6: </text:span><text:s text:c="3"/></text:p>
      <text:p text:style-name="P1"><text:span text:style-name="T1"><text:s text:c="2"/>7: </text:span><text:s text:c="3"/><text:span text:style-name="T3">//Campos de informacao</text:span></text:p>
      <text:p text:style-name="P1"><text:span text:style-name="T1"><text:s text:c="2"/>8: </text:span><text:s text:c="3"/><text:span text:style-name="T2">private</text:span> String name<text:span text:style-name="T2">,</text:span> cpf<text:span text:style-name="T2">,</text:span> adress<text:span text:style-name="T2">;</text:span></text:p>
      <text:p text:style-name="P1"><text:span text:style-name="T1"><text:s text:c="2"/>9: </text:span><text:s text:c="3"/><text:span text:style-name="T2">private</text:span> <text:span text:style-name="T2">int</text:span> age<text:span text:style-name="T2">;</text:span></text:p>
      <text:p text:style-name="P1"><text:span text:style-name="T1"><text:s/>10: </text:span><text:s text:c="3"/><text:span text:style-name="T2">private</text:span> <text:span text:style-name="T2">char</text:span> sex<text:span text:style-name="T2">;</text:span></text:p>
      <text:p text:style-name="P1"><text:span text:style-name="T1"><text:s/>11: </text:span><text:s text:c="3"/><text:span text:style-name="T2">public</text:span> HumanTree <text:span text:style-name="T2">()</text:span> <text:span text:style-name="T2">{</text:span></text:p>
      <text:p text:style-name="P1"><text:span text:style-name="T1"><text:s/>12: </text:span><text:s text:c="3"/><text:span text:style-name="T2">}</text:span></text:p>
      <text:p text:style-name="P1"><text:span text:style-name="T1"><text:s/>13: </text:span><text:s text:c="3"/><text:span text:style-name="T2">public</text:span> HumanTree <text:span text:style-name="T2">(</text:span> String n<text:span text:style-name="T2">,</text:span> String c<text:span text:style-name="T2">,</text:span> String a<text:span text:style-name="T2">,</text:span> <text:span text:style-name="T2">char</text:span> sexo<text:span text:style-name="T2">,</text:span> <text:span text:style-name="T2">int</text:span> id <text:span text:style-name="T2">)</text:span> <text:span text:style-name="T2">{</text:span></text:p>
      <text:p text:style-name="P1"><text:span text:style-name="T1"><text:s/>14: </text:span><text:s text:c="11"/>name = n<text:span text:style-name="T2">;</text:span> cpf = c<text:span text:style-name="T2">;</text:span> adress = a<text:span text:style-name="T2">;</text:span> sex = sexo<text:span text:style-name="T2">;</text:span> age = id<text:span text:style-name="T2">;</text:span> </text:p>
      <text:p text:style-name="P1"><text:span text:style-name="T1"><text:s/>15: </text:span><text:s text:c="3"/><text:span text:style-name="T2">}</text:span></text:p>
      <text:p text:style-name="P1"><text:span text:style-name="T1"><text:s/>16: </text:span><text:s text:c="3"/></text:p>
      <text:p text:style-name="P1"><text:span text:style-name="T1"><text:s/>17: </text:span><text:s text:c="3"/><text:span text:style-name="T3">//Metodos de tratamento de informacoes</text:span></text:p>
      <text:p text:style-name="P1"><text:span text:style-name="T1"><text:s/>18: </text:span><text:s text:c="3"/><text:span text:style-name="T3">/** Retorna o campo nome */</text:span></text:p>
      <text:p text:style-name="P1"><text:span text:style-name="T1"><text:s/>19: </text:span><text:s text:c="3"/><text:span text:style-name="T2">public</text:span> String getName <text:span text:style-name="T2">()</text:span> <text:span text:style-name="T2">{</text:span> <text:span text:style-name="T2">return</text:span> name<text:span text:style-name="T2">;</text:span> <text:span text:style-name="T2">}</text:span></text:p>
      <text:p text:style-name="P1"><text:span text:style-name="T1"><text:s/>20: </text:span><text:s text:c="3"/><text:span text:style-name="T3">/** Retorna o campo Endereco */</text:span></text:p>
      <text:p text:style-name="P1"><text:span text:style-name="T1"><text:s/>21: </text:span><text:s text:c="3"/><text:span text:style-name="T2">public</text:span> String getAdress <text:span text:style-name="T2">()</text:span> <text:span text:style-name="T2">{</text:span> <text:span text:style-name="T2">return</text:span> adress<text:span text:style-name="T2">;</text:span> <text:span text:style-name="T2">}</text:span></text:p>
      <text:p text:style-name="P1"><text:span text:style-name="T1"><text:s/>22: </text:span><text:s text:c="3"/><text:span text:style-name="T3">/** Retorna o campo cpf */</text:span></text:p>
      <text:p text:style-name="P1"><text:span text:style-name="T1"><text:s/>23: </text:span><text:s text:c="3"/><text:span text:style-name="T2">public</text:span> String getCPF <text:span text:style-name="T2">()</text:span> <text:span text:style-name="T2">{</text:span> <text:span text:style-name="T2">return</text:span> cpf<text:span text:style-name="T2">;</text:span> <text:span text:style-name="T2">}</text:span></text:p>
      <text:p text:style-name="P1"><text:span text:style-name="T1"><text:s/>24: </text:span><text:s text:c="3"/><text:span text:style-name="T3">/** Retorna o campo sexo */</text:span></text:p>
      <text:p text:style-name="P1"><text:span text:style-name="T1"><text:s/>25: </text:span><text:s text:c="3"/><text:span text:style-name="T2">public</text:span> <text:span text:style-name="T2">char</text:span> getSex <text:span text:style-name="T2">()</text:span> <text:span text:style-name="T2">{</text:span> <text:span text:style-name="T2">return</text:span> sex<text:span text:style-name="T2">;</text:span> <text:span text:style-name="T2">}</text:span></text:p>
      <text:p text:style-name="P1"><text:span text:style-name="T1"><text:s/>26: </text:span><text:s text:c="3"/><text:span text:style-name="T3">/** Retorna o campo idade */</text:span></text:p>
      <text:p text:style-name="P1"><text:span text:style-name="T1"><text:s/>27: </text:span><text:s text:c="3"/><text:span text:style-name="T2">public</text:span> <text:span text:style-name="T2">int</text:span> getAge <text:span text:style-name="T2">()</text:span> <text:span text:style-name="T2">{</text:span> <text:span text:style-name="T2">return</text:span> age<text:span text:style-name="T2">;</text:span> <text:span text:style-name="T2">}</text:span></text:p>
      <text:p text:style-name="P1"><text:span text:style-name="T1"><text:s/>28: </text:span><text:s text:c="3"/><text:span text:style-name="T3">/** Seta o campo nome */</text:span></text:p>
      <text:p text:style-name="P1"><text:span text:style-name="T1"><text:s/>29: </text:span><text:s text:c="3"/><text:span text:style-name="T2">public</text:span> <text:span text:style-name="T2">void</text:span> setName <text:span text:style-name="T2">(</text:span>String n<text:span text:style-name="T2">)</text:span> <text:span text:style-name="T2">{</text:span> name = n<text:span text:style-name="T2">;</text:span> <text:span text:style-name="T2">}</text:span></text:p>
      <text:p text:style-name="P1"><text:span text:style-name="T1"><text:s/>30: </text:span><text:s text:c="3"/><text:span text:style-name="T3">/** Seta o campo endereco */</text:span></text:p>
      <text:p text:style-name="P1"><text:span text:style-name="T1"><text:s/>31: </text:span><text:s text:c="3"/><text:span text:style-name="T2">public</text:span> <text:span text:style-name="T2">void</text:span> setAdress <text:span text:style-name="T2">(</text:span>String add<text:span text:style-name="T2">)</text:span> <text:span text:style-name="T2">{</text:span> adress = add<text:span text:style-name="T2">;</text:span> <text:span text:style-name="T2">}</text:span></text:p>
      <text:p text:style-name="P1"><text:span text:style-name="T1"><text:s/>32: </text:span><text:s text:c="3"/><text:span text:style-name="T3">/** Seta o campo cpf */</text:span></text:p>
      <text:p text:style-name="P1"><text:span text:style-name="T1"><text:s/>33: </text:span><text:s text:c="3"/><text:span text:style-name="T2">public</text:span> <text:span text:style-name="T2">void</text:span> setCPF <text:span text:style-name="T2">(</text:span>String c<text:span text:style-name="T2">)</text:span> <text:span text:style-name="T2">{</text:span> cpf = c<text:span text:style-name="T2">;</text:span> <text:span text:style-name="T2">}</text:span></text:p>
      <text:p text:style-name="P1"><text:span text:style-name="T1"><text:s/>34: </text:span><text:s text:c="3"/><text:span text:style-name="T3">/** Seta o campo sexo */</text:span></text:p>
      <text:p text:style-name="P1"><text:span text:style-name="T1"><text:s/>35: </text:span><text:s text:c="3"/><text:span text:style-name="T2">public</text:span> <text:span text:style-name="T2">void</text:span> setSex <text:span text:style-name="T2">(char</text:span> sexo<text:span text:style-name="T2">)</text:span> <text:span text:style-name="T2">{</text:span> sex = sexo<text:span text:style-name="T2">;</text:span> <text:span text:style-name="T2">}</text:span></text:p>
      <text:p text:style-name="P1"><text:span text:style-name="T1"><text:s/>36: </text:span><text:s text:c="3"/><text:span text:style-name="T3">/** Seta o campo idade */</text:span></text:p>
      <text:p text:style-name="P1"><text:span text:style-name="T1"><text:s/>37: </text:span><text:s text:c="3"/><text:span text:style-name="T2">public</text:span> <text:span text:style-name="T2">void</text:span> setAge <text:span text:style-name="T2">(int</text:span> ag<text:span text:style-name="T2">)</text:span> <text:span text:style-name="T2">{</text:span> age = ag<text:span text:style-name="T2">;</text:span> <text:span text:style-name="T2">}</text:span></text:p>
      <text:p text:style-name="P1"><text:span text:style-name="T1"><text:s/>38: </text:span><text:s text:c="3"/><text:span text:style-name="T3">/** Copia as informacoes de um nodo para este nodo */</text:span></text:p>
      <text:p text:style-name="P1"><text:span text:style-name="T1"><text:s/>39: </text:span><text:s text:c="3"/><text:span text:style-name="T2">public</text:span> <text:span text:style-name="T2">void</text:span> transferInfoFrom<text:span text:style-name="T2">(</text:span> HumanTree nodo <text:span text:style-name="T2">)</text:span> <text:span text:style-name="T2">{</text:span></text:p>
      <text:p text:style-name="P1"><text:span text:style-name="T1"><text:s/>40: </text:span><text:s text:c="11"/><text:span text:style-name="T2">this.</text:span>name = nodo<text:span text:style-name="T2">.</text:span>name<text:span text:style-name="T2">;</text:span></text:p>
      <text:p text:style-name="P1"><text:span text:style-name="T1"><text:s/>41: </text:span><text:s text:c="11"/><text:span text:style-name="T2">this.</text:span>cpf = nodo<text:span text:style-name="T2">.</text:span>cpf<text:span text:style-name="T2">;</text:span></text:p>
      <text:p text:style-name="P1"><text:span text:style-name="T1"><text:s/>42: </text:span><text:s text:c="11"/><text:span text:style-name="T2">this.</text:span>adress = nodo<text:span text:style-name="T2">.</text:span>adress<text:span text:style-name="T2">;</text:span></text:p>
      <text:p text:style-name="P1"><text:span text:style-name="T1"><text:s/>43: </text:span><text:s text:c="11"/><text:span text:style-name="T2">this.</text:span>age = nodo<text:span text:style-name="T2">.</text:span>age<text:span text:style-name="T2">;</text:span></text:p>
      <text:p text:style-name="P1"><text:span text:style-name="T1"><text:s/>44: </text:span><text:s text:c="11"/><text:span text:style-name="T2">this.</text:span>sex = nodo<text:span text:style-name="T2">.</text:span>sex<text:span text:style-name="T2">;</text:span></text:p>
      <text:p text:style-name="P1"><text:span text:style-name="T1"><text:s/>45: </text:span><text:s text:c="3"/><text:span text:style-name="T2">}</text:span></text:p>
      <text:p text:style-name="P1"><text:span text:style-name="T1"><text:s/>46: </text:span><text:s text:c="3"/><text:span text:style-name="T3">/** Imprime os dados contidos no nodo */</text:span></text:p>
      <text:p text:style-name="P1"><text:span text:style-name="T1"><text:s/>47: </text:span><text:s text:c="3"/><text:span text:style-name="T2">public</text:span> <text:span text:style-name="T2">void</text:span> imprime <text:span text:style-name="T2">()</text:span> <text:span text:style-name="T2">{</text:span></text:p>
      <text:p text:style-name="P1"><text:span text:style-name="T1"><text:s/>48: </text:span><text:s text:c="11"/><text:span text:style-name="T2">if</text:span> <text:span text:style-name="T2">(</text:span> !name<text:span text:style-name="T2">.</text:span>equals<text:span text:style-name="T2">(</text:span>"0"<text:span text:style-name="T2">)</text:span> <text:span text:style-name="T2">)</text:span> <text:span text:style-name="T2">{</text:span> <text:span text:style-name="T3">//Impede que seja impresso o nodo "dummy"</text:span></text:p>
      <text:p text:style-name="P1"><text:span text:style-name="T1"><text:s/>49: </text:span><text:s text:c="19"/>System<text:span text:style-name="T2">.</text:span>out<text:span text:style-name="T2">.</text:span>println<text:span text:style-name="T2">(</text:span>"\n##########################################################"<text:span text:style-name="T2">);</text:span></text:p>
      <text:p text:style-name="P1"><text:span text:style-name="T1"><text:s/>50: </text:span><text:s text:c="19"/>System<text:span text:style-name="T2">.</text:span>out<text:span text:style-name="T2">.</text:span>println<text:span text:style-name="T2">(</text:span>"Nome: "+name<text:span text:style-name="T2">);</text:span></text:p>
      <text:p text:style-name="P1"><text:span text:style-name="T1"><text:s/>51: </text:span><text:s text:c="19"/>System<text:span text:style-name="T2">.</text:span>out<text:span text:style-name="T2">.</text:span>println<text:span text:style-name="T2">(</text:span>"Endereco: "+adress<text:span text:style-name="T2">);</text:span></text:p>
      <text:p text:style-name="P1"><text:span text:style-name="T1"><text:s/>52: </text:span><text:s text:c="19"/>System<text:span text:style-name="T2">.</text:span>out<text:span text:style-name="T2">.</text:span>println<text:span text:style-name="T2">(</text:span>"Sexo: "+sex<text:span text:style-name="T2">);</text:span></text:p>
      <text:p text:style-name="P1"><text:span text:style-name="T1"><text:s/>53: </text:span><text:s text:c="19"/>System<text:span text:style-name="T2">.</text:span>out<text:span text:style-name="T2">.</text:span>println<text:span text:style-name="T2">(</text:span>"Idade: "+age<text:span text:style-name="T2">);</text:span></text:p>
      <text:p text:style-name="P1"><text:span text:style-name="T1"><text:s/>54: </text:span><text:s text:c="19"/>System<text:span text:style-name="T2">.</text:span>out<text:span text:style-name="T2">.</text:span>println<text:span text:style-name="T2">(</text:span>"CPF: "+cpf<text:span text:style-name="T2">);</text:span></text:p>
      <text:p text:style-name="P1"><text:span text:style-name="T1"><text:s/>55: </text:span><text:s text:c="19"/>System<text:span text:style-name="T2">.</text:span>out<text:span text:style-name="T2">.</text:span>println<text:span text:style-name="T2">(</text:span>"##########################################################\n"<text:span text:style-name="T2">);</text:span></text:p>
      <text:p text:style-name="P1"><text:span text:style-name="T1"><text:s/>56: </text:span><text:s text:c="11"/><text:span text:style-name="T2">}</text:span></text:p>
      <text:p text:style-name="P1"><text:span text:style-name="T1"><text:s/>57: </text:span><text:s text:c="3"/><text:span text:style-name="T2">}</text:span></text:p>
      <text:p text:style-name="P1"><text:span text:style-name="T1"><text:s/>58: </text:span><text:s text:c="3"/><text:span text:style-name="T3">//Metodos de arvore <text:s text:c="4"/></text:span></text:p>
      <text:p text:style-name="P1"><text:span text:style-name="T1"><text:s/>59: </text:span><text:s text:c="3"/><text:span text:style-name="T3">/** Pesquisa um CPF na arvore e retorna o nodo correspondente */</text:span></text:p>
      <text:p text:style-name="P1"><text:span text:style-name="T1"><text:s/>60: </text:span><text:s text:c="3"/>HumanTree pesquisaCPF <text:span text:style-name="T2">(</text:span> String CPF <text:span text:style-name="T2">)</text:span> <text:span text:style-name="T2">{</text:span></text:p>
      <text:p text:style-name="P1"><text:span text:style-name="T1"><text:s/>61: </text:span><text:s text:c="11"/>HumanTree raiz = <text:span text:style-name="T2">this;</text:span></text:p>
      <text:p text:style-name="P1"><text:span text:style-name="T1"><text:s/>62: </text:span><text:s text:c="11"/><text:span text:style-name="T2">while</text:span> <text:span text:style-name="T2">(</text:span> raiz != <text:span text:style-name="T2">null</text:span> <text:span text:style-name="T2">)</text:span> <text:span text:style-name="T2">{</text:span></text:p>
      <text:p text:style-name="P1"><text:span text:style-name="T1"><text:s/>63: </text:span><text:s text:c="19"/><text:span text:style-name="T2">if</text:span> <text:span text:style-name="T2">(</text:span>raiz<text:span text:style-name="T2">.</text:span>cpf<text:span text:style-name="T2">.</text:span>compareToIgnoreCase<text:span text:style-name="T2">(</text:span>CPF<text:span text:style-name="T2">)</text:span> == 0<text:span text:style-name="T2">)</text:span> <text:span text:style-name="T2">return</text:span> raiz<text:span text:style-name="T2">;</text:span></text:p>
      <text:p text:style-name="P1"><text:span text:style-name="T1"><text:s/>64: </text:span><text:s text:c="19"/><text:span text:style-name="T2">else</text:span> <text:span text:style-name="T2">if</text:span> <text:span text:style-name="T2">(</text:span>raiz<text:span text:style-name="T2">.</text:span>cpf<text:span text:style-name="T2">.</text:span>compareToIgnoreCase<text:span text:style-name="T2">(</text:span>CPF<text:span text:style-name="T2">)</text:span> &lt; 0<text:span text:style-name="T2">)</text:span> raiz = raiz<text:span text:style-name="T2">.</text:span>rightChild<text:span text:style-name="T2">;</text:span></text:p>
      <text:p text:style-name="P1"><text:span text:style-name="T1"><text:s/>65: </text:span><text:s text:c="19"/><text:span text:style-name="T2">else</text:span> raiz = raiz<text:span text:style-name="T2">.</text:span>leftChild<text:span text:style-name="T2">;</text:span></text:p>
      <text:p text:style-name="P1"><text:span text:style-name="T1"><text:s/>66: </text:span><text:s text:c="11"/><text:span text:style-name="T2">}</text:span> <text:span text:style-name="T2">return</text:span> <text:span text:style-name="T2">null;</text:span></text:p>
      <text:p text:style-name="P1"><text:span text:style-name="T1"><text:s/>67: </text:span><text:s text:c="3"/><text:span text:style-name="T2">}</text:span></text:p>
      <text:p text:style-name="P1"><text:span text:style-name="T1"><text:s/>68: </text:span><text:s text:c="3"/><text:span text:style-name="T3">/** Pesquisa um nome na arvore e retorna um vetor de resultados */</text:span></text:p>
      <text:p text:style-name="P1"><text:span text:style-name="T1"><text:s/>69: </text:span><text:s text:c="3"/>HumanTree<text:span text:style-name="T2">[]</text:span> pesquisaNome<text:span text:style-name="T2">(</text:span> String Nome <text:span text:style-name="T2">)</text:span> <text:span text:style-name="T2">{</text:span> <text:s text:c="14"/></text:p>
      <text:p text:style-name="P1"><text:span text:style-name="T1"><text:s/>70: </text:span><text:s text:c="11"/></text:p>
      <text:p text:style-name="P1"><text:span text:style-name="T1"><text:s/>71: </text:span><text:s text:c="11"/>HumanTree<text:span text:style-name="T2">[]</text:span> results = <text:span text:style-name="T2">new</text:span> HumanTree <text:span text:style-name="T2">[</text:span>MAX_NAME_RESULTS<text:span text:style-name="T2">];</text:span></text:p>
      <text:p text:style-name="P1"><text:span text:style-name="T1"><text:s/>72: </text:span><text:s text:c="11"/><text:span text:style-name="T2">int</text:span> itera = 0<text:span text:style-name="T2">;</text:span> <text:s text:c="9"/></text:p>
      <text:p text:style-name="P1"><text:span text:style-name="T1"><text:s/>73: </text:span><text:s text:c="11"/>HumanTree raiz = <text:span text:style-name="T2">this;</text:span></text:p>
      <text:p text:style-name="P1"><text:span text:style-name="T1"><text:s/>74: </text:span><text:s text:c="11"/></text:p>
      <text:p text:style-name="P1"><text:span text:style-name="T1"><text:s/>75: </text:span><text:s text:c="11"/><text:span text:style-name="T2">while</text:span> <text:span text:style-name="T2">(</text:span> raiz != <text:span text:style-name="T2">null</text:span> <text:span text:style-name="T2">)</text:span> <text:span text:style-name="T2">{</text:span></text:p>
      <text:p text:style-name="P1"><text:span text:style-name="T1"><text:s/>76: </text:span><text:s text:c="19"/><text:span text:style-name="T2">if</text:span> <text:span text:style-name="T2">(</text:span>raiz<text:span text:style-name="T2">.</text:span>name<text:span text:style-name="T2">.</text:span>compareToIgnoreCase<text:span text:style-name="T2">(</text:span>Nome<text:span text:style-name="T2">)</text:span> == 0<text:span text:style-name="T2">)</text:span> <text:span text:style-name="T2">{</text:span></text:p>
      <text:p text:style-name="P1"><text:span text:style-name="T1"><text:s/>77: </text:span><text:s text:c="27"/>results<text:span text:style-name="T2">[</text:span>itera<text:span text:style-name="T2">]</text:span> = raiz<text:span text:style-name="T2">;</text:span></text:p>
      <text:p text:style-name="P1"><text:span text:style-name="T1"><text:s/>78: </text:span><text:s text:c="27"/>itera++<text:span text:style-name="T2">;</text:span></text:p>
      <text:p text:style-name="P1"><text:span text:style-name="T1"><text:s/>79: </text:span><text:s text:c="27"/>raiz = raiz<text:span text:style-name="T2">.</text:span>rightChild<text:span text:style-name="T2">;</text:span></text:p>
      <text:p text:style-name="P1"><text:span text:style-name="T1"><text:s/>80: </text:span><text:s text:c="19"/><text:span text:style-name="T2">}</text:span></text:p>
      <text:p text:style-name="P1"><text:span text:style-name="T1"><text:s/>81: </text:span><text:s text:c="19"/><text:span text:style-name="T2">else</text:span> <text:span text:style-name="T2">if</text:span> <text:span text:style-name="T2">(</text:span>raiz<text:span text:style-name="T2">.</text:span>name<text:span text:style-name="T2">.</text:span>compareToIgnoreCase<text:span text:style-name="T2">(</text:span>Nome<text:span text:style-name="T2">)</text:span> &lt; 0<text:span text:style-name="T2">)</text:span> raiz = raiz<text:span text:style-name="T2">.</text:span>rightChild<text:span text:style-name="T2">;</text:span></text:p>
      <text:p text:style-name="P1"><text:span text:style-name="T1"><text:s/>82: </text:span><text:s text:c="19"/><text:span text:style-name="T2">else</text:span> raiz = raiz<text:span text:style-name="T2">.</text:span>leftChild<text:span text:style-name="T2">;</text:span></text:p>
      <text:p text:style-name="P1"><text:span text:style-name="T1"><text:s/>83: </text:span><text:s text:c="11"/><text:span text:style-name="T2">}</text:span> <text:span text:style-name="T2">return</text:span> results<text:span text:style-name="T2">;</text:span></text:p>
      <text:p text:style-name="P1"><text:span text:style-name="T1"><text:s/>84: </text:span><text:s text:c="3"/><text:span text:style-name="T2">}</text:span></text:p>
      <text:p text:style-name="P1"><text:span text:style-name="T1"><text:s/>85: </text:span><text:s text:c="3"/><text:span text:style-name="T3">/** Insere um nodo na arvore usando o CPF como chave */</text:span></text:p>
      <text:p text:style-name="P1"><text:span text:style-name="T1"><text:s/>86: </text:span><text:s text:c="3"/><text:span text:style-name="T2">void</text:span> insertByCPF <text:span text:style-name="T2">(</text:span>HumanTree nodo<text:span text:style-name="T2">)</text:span> <text:span text:style-name="T2">{</text:span></text:p>
      <text:p text:style-name="P1"><text:span text:style-name="T1"><text:s/>87: </text:span><text:s text:c="11"/>HumanTree folha = <text:span text:style-name="T2">this;</text:span></text:p>
      <text:p text:style-name="P1"><text:span text:style-name="T1"><text:s/>88: </text:span><text:s text:c="11"/><text:span text:style-name="T2">while</text:span> <text:span text:style-name="T2">(</text:span> true <text:span text:style-name="T2">)</text:span> <text:span text:style-name="T2">{</text:span></text:p>
      <text:p text:style-name="P1"><text:span text:style-name="T1"><text:s/>89: </text:span><text:s text:c="19"/><text:span text:style-name="T2">if</text:span> <text:span text:style-name="T2">(</text:span> folha<text:span text:style-name="T2">.</text:span>cpf<text:span text:style-name="T2">.</text:span>compareToIgnoreCase<text:span text:style-name="T2">(</text:span>nodo<text:span text:style-name="T2">.</text:span>cpf<text:span text:style-name="T2">)</text:span> &gt; 0<text:span text:style-name="T2">)</text:span> <text:span text:style-name="T2">{</text:span></text:p>
      <text:p text:style-name="P1"><text:span text:style-name="T1"><text:s/>90: </text:span><text:s text:c="27"/><text:span text:style-name="T2">if</text:span> <text:span text:style-name="T2">(</text:span>folha<text:span text:style-name="T2">.</text:span>leftChild == <text:span text:style-name="T2">null)</text:span> <text:span text:style-name="T2">{</text:span></text:p>
      <text:p text:style-name="P1"><text:span text:style-name="T1"><text:s/>91: </text:span><text:s text:c="35"/>folha<text:span text:style-name="T2">.</text:span>leftChild = nodo<text:span text:style-name="T2">;</text:span></text:p>
      <text:p text:style-name="P1"><text:span text:style-name="T1"><text:s/>92: </text:span><text:s text:c="35"/>nodo<text:span text:style-name="T2">.</text:span>parent = folha<text:span text:style-name="T2">;</text:span></text:p>
      <text:p text:style-name="P1"><text:span text:style-name="T1"><text:s/>93: </text:span><text:s text:c="35"/><text:span text:style-name="T2">break;</text:span></text:p>
      <text:p text:style-name="P1"><text:span text:style-name="T1"><text:s/>94: </text:span><text:s text:c="27"/><text:span text:style-name="T2">}</text:span> <text:span text:style-name="T2">else</text:span> folha = folha<text:span text:style-name="T2">.</text:span>leftChild<text:span text:style-name="T2">;</text:span></text:p>
      <text:p text:style-name="P1"><text:span text:style-name="T1"><text:s/>95: </text:span><text:s text:c="19"/><text:span text:style-name="T2">}</text:span> <text:span text:style-name="T2">else</text:span> <text:span text:style-name="T2">{</text:span></text:p>
      <text:p text:style-name="P1"><text:span text:style-name="T1"><text:s/>96: </text:span><text:s text:c="27"/><text:span text:style-name="T2">if</text:span> <text:span text:style-name="T2">(</text:span>folha<text:span text:style-name="T2">.</text:span>rightChild == <text:span text:style-name="T2">null)</text:span> <text:span text:style-name="T2">{</text:span></text:p>
      <text:p text:style-name="P1"><text:span text:style-name="T1"><text:s/>97: </text:span><text:s text:c="35"/>folha<text:span text:style-name="T2">.</text:span>rightChild = nodo<text:span text:style-name="T2">;</text:span></text:p>
      <text:p text:style-name="P1"><text:span text:style-name="T1"><text:s/>98: </text:span><text:s text:c="35"/>nodo<text:span text:style-name="T2">.</text:span>parent = folha<text:span text:style-name="T2">;</text:span></text:p>
      <text:p text:style-name="P1"><text:span text:style-name="T1"><text:s/>99: </text:span><text:s text:c="35"/><text:span text:style-name="T2">break;</text:span></text:p>
      <text:p text:style-name="P1"><text:span text:style-name="T1">100: </text:span><text:s text:c="27"/><text:span text:style-name="T2">}</text:span> <text:span text:style-name="T2">else</text:span> folha = folha<text:span text:style-name="T2">.</text:span>rightChild<text:span text:style-name="T2">;</text:span></text:p>
      <text:p text:style-name="P1"><text:span text:style-name="T1">101: </text:span><text:s text:c="19"/><text:span text:style-name="T2">}</text:span></text:p>
      <text:p text:style-name="P1"><text:span text:style-name="T1">102: </text:span><text:s text:c="11"/><text:span text:style-name="T2">}</text:span> <text:s text:c="30"/></text:p>
      <text:p text:style-name="P1"><text:span text:style-name="T1">103: </text:span><text:s text:c="3"/><text:span text:style-name="T2">}</text:span></text:p>
      <text:p text:style-name="P1"><text:span text:style-name="T1">104: </text:span><text:s text:c="3"/><text:span text:style-name="T3">/** Insere um nodo na arvore usando o nome com chave */</text:span></text:p>
      <text:p text:style-name="P1"><text:span text:style-name="T1">105: </text:span><text:s text:c="3"/><text:span text:style-name="T2">void</text:span> insertByNome <text:span text:style-name="T2">(</text:span>HumanTree nodo<text:span text:style-name="T2">)</text:span> <text:span text:style-name="T2">{</text:span></text:p>
      <text:p text:style-name="P1"><text:span text:style-name="T1">106: </text:span><text:s text:c="11"/>HumanTree folha = <text:span text:style-name="T2">this;</text:span></text:p>
      <text:p text:style-name="P1"><text:span text:style-name="T1">107: </text:span><text:s text:c="11"/><text:span text:style-name="T2">while</text:span> <text:span text:style-name="T2">(</text:span> true <text:span text:style-name="T2">)</text:span> <text:span text:style-name="T2">{</text:span></text:p>
      <text:p text:style-name="P1"><text:span text:style-name="T1">108: </text:span><text:s text:c="19"/><text:span text:style-name="T2">if</text:span> <text:span text:style-name="T2">(</text:span> folha<text:span text:style-name="T2">.</text:span>name<text:span text:style-name="T2">.</text:span>compareToIgnoreCase<text:span text:style-name="T2">(</text:span>nodo<text:span text:style-name="T2">.</text:span>name<text:span text:style-name="T2">)</text:span> &gt; 0<text:span text:style-name="T2">)</text:span> <text:span text:style-name="T2">{</text:span></text:p>
      <text:p text:style-name="P1"><text:span text:style-name="T1">109: </text:span><text:s text:c="27"/><text:span text:style-name="T2">if</text:span> <text:span text:style-name="T2">(</text:span>folha<text:span text:style-name="T2">.</text:span>leftChild == <text:span text:style-name="T2">null)</text:span> <text:span text:style-name="T2">{</text:span></text:p>
      <text:p text:style-name="P1"><text:span text:style-name="T1">110: </text:span><text:s text:c="35"/>folha<text:span text:style-name="T2">.</text:span>leftChild = nodo<text:span text:style-name="T2">;</text:span></text:p>
      <text:p text:style-name="P1"><text:span text:style-name="T1">111: </text:span><text:s text:c="35"/>nodo<text:span text:style-name="T2">.</text:span>parent = folha<text:span text:style-name="T2">;</text:span></text:p>
      <text:p text:style-name="P1"><text:span text:style-name="T1">112: </text:span><text:s text:c="35"/><text:span text:style-name="T2">break;</text:span></text:p>
      <text:p text:style-name="P1"><text:span text:style-name="T1">113: </text:span><text:s text:c="27"/><text:span text:style-name="T2">}</text:span> <text:span text:style-name="T2">else</text:span> folha = folha<text:span text:style-name="T2">.</text:span>leftChild<text:span text:style-name="T2">;</text:span></text:p>
      <text:p text:style-name="P1"><text:span text:style-name="T1">114: </text:span><text:s text:c="19"/><text:span text:style-name="T2">}</text:span> <text:span text:style-name="T2">else</text:span> <text:span text:style-name="T2">{</text:span></text:p>
      <text:p text:style-name="P1"><text:span text:style-name="T1">115: </text:span><text:s text:c="27"/><text:span text:style-name="T2">if</text:span> <text:span text:style-name="T2">(</text:span>folha<text:span text:style-name="T2">.</text:span>rightChild == <text:span text:style-name="T2">null)</text:span> <text:span text:style-name="T2">{</text:span></text:p>
      <text:p text:style-name="P1"><text:span text:style-name="T1">116: </text:span><text:s text:c="35"/>folha<text:span text:style-name="T2">.</text:span>rightChild = nodo<text:span text:style-name="T2">;</text:span></text:p>
      <text:p text:style-name="P1"><text:span text:style-name="T1">117: </text:span><text:s text:c="35"/>nodo<text:span text:style-name="T2">.</text:span>parent = folha<text:span text:style-name="T2">;</text:span></text:p>
      <text:p text:style-name="P1"><text:span text:style-name="T1">118: </text:span><text:s text:c="35"/><text:span text:style-name="T2">break;</text:span></text:p>
      <text:p text:style-name="P1"><text:span text:style-name="T1">119: </text:span><text:s text:c="27"/><text:span text:style-name="T2">}</text:span> <text:span text:style-name="T2">else</text:span> folha = folha<text:span text:style-name="T2">.</text:span>rightChild<text:span text:style-name="T2">;</text:span></text:p>
      <text:p text:style-name="P1"><text:span text:style-name="T1">120: </text:span><text:s text:c="19"/><text:span text:style-name="T2">}</text:span></text:p>
      <text:p text:style-name="P1"><text:span text:style-name="T1">121: </text:span><text:s text:c="11"/><text:span text:style-name="T2">}</text:span> <text:s text:c="6"/></text:p>
      <text:p text:style-name="P1"><text:span text:style-name="T1">122: </text:span><text:s text:c="3"/><text:span text:style-name="T2">}</text:span></text:p>
      <text:p text:style-name="P1"><text:span text:style-name="T1">123: </text:span><text:s text:c="3"/><text:span text:style-name="T3">/** Remove um nodo da arvore usando o CPF como chave */</text:span></text:p>
      <text:p text:style-name="P1"><text:span text:style-name="T1">124: </text:span><text:s text:c="3"/><text:span text:style-name="T2">void</text:span> remove<text:span text:style-name="T2">(</text:span> HumanTree nodo <text:span text:style-name="T2">)</text:span> <text:span text:style-name="T2">{</text:span></text:p>
      <text:p text:style-name="P1"><text:span text:style-name="T1">125: </text:span><text:s text:c="11"/><text:span text:style-name="T3">//Se tiver dois filhos remove o antecessor</text:span></text:p>
      <text:p text:style-name="P1"><text:span text:style-name="T1">126: </text:span><text:s text:c="11"/><text:span text:style-name="T2">if</text:span> <text:span text:style-name="T2">(</text:span>nodo<text:span text:style-name="T2">.</text:span>leftChild != <text:span text:style-name="T2">null</text:span> &amp;&amp; nodo<text:span text:style-name="T2">.</text:span>rightChild != <text:span text:style-name="T2">null)</text:span> nodo<text:span text:style-name="T2">.</text:span>removeAntecessor<text:span text:style-name="T2">();</text:span></text:p>
      <text:p text:style-name="P1"><text:span text:style-name="T1">127: </text:span><text:s text:c="11"/><text:span text:style-name="T3">//Se nao tiver nenhum filho, simplesmente remove o nodo</text:span></text:p>
      <text:p text:style-name="P1"><text:span text:style-name="T1">128: </text:span><text:s text:c="11"/><text:span text:style-name="T2">else</text:span> <text:span text:style-name="T2">if</text:span> <text:span text:style-name="T2">(</text:span>nodo<text:span text:style-name="T2">.</text:span>leftChild == <text:span text:style-name="T2">null</text:span> &amp;&amp; nodo<text:span text:style-name="T2">.</text:span>rightChild == <text:span text:style-name="T2">null)</text:span> <text:span text:style-name="T2">{</text:span></text:p>
      <text:p text:style-name="P1"><text:span text:style-name="T1">129: </text:span><text:s text:c="19"/><text:span text:style-name="T2">if</text:span> <text:span text:style-name="T2">(</text:span>nodo<text:span text:style-name="T2">.</text:span>parent<text:span text:style-name="T2">.</text:span>leftChild == nodo<text:span text:style-name="T2">)</text:span> <text:span text:style-name="T2">{</text:span></text:p>
      <text:p text:style-name="P1"><text:span text:style-name="T1">130: </text:span><text:s text:c="27"/>nodo<text:span text:style-name="T2">.</text:span>parent<text:span text:style-name="T2">.</text:span>leftChild = <text:span text:style-name="T2">null;</text:span></text:p>
      <text:p text:style-name="P1"><text:span text:style-name="T1">131: </text:span><text:s text:c="27"/>nodo<text:span text:style-name="T2">.</text:span>parent = <text:span text:style-name="T2">null;</text:span></text:p>
      <text:p text:style-name="P1"><text:span text:style-name="T1">132: </text:span><text:s text:c="19"/><text:span text:style-name="T2">}</text:span> <text:span text:style-name="T2">else</text:span> <text:span text:style-name="T2">{</text:span></text:p>
      <text:p text:style-name="P1"><text:span text:style-name="T1">133: </text:span><text:s text:c="27"/>nodo<text:span text:style-name="T2">.</text:span>parent<text:span text:style-name="T2">.</text:span>rightChild = <text:span text:style-name="T2">null;</text:span></text:p>
      <text:p text:style-name="P1"><text:span text:style-name="T1">134: </text:span><text:s text:c="27"/>nodo<text:span text:style-name="T2">.</text:span>parent = <text:span text:style-name="T2">null;</text:span></text:p>
      <text:p text:style-name="P1"><text:span text:style-name="T1">135: </text:span><text:s text:c="19"/><text:span text:style-name="T2">}</text:span></text:p>
      <text:p text:style-name="P1"><text:span text:style-name="T1">136: </text:span><text:s text:c="11"/><text:span text:style-name="T3">//Se tiver so o filho direito, o avo o adota</text:span></text:p>
      <text:p text:style-name="P1"><text:span text:style-name="T1">137: </text:span><text:s text:c="11"/><text:span text:style-name="T2">}</text:span> <text:span text:style-name="T2">else</text:span> <text:span text:style-name="T2">if</text:span> <text:span text:style-name="T2">(</text:span> nodo<text:span text:style-name="T2">.</text:span>leftChild == <text:span text:style-name="T2">null</text:span> &amp;&amp; nodo<text:span text:style-name="T2">.</text:span>rightChild != <text:span text:style-name="T2">null)</text:span> <text:span text:style-name="T2">{</text:span></text:p>
      <text:p text:style-name="P1"><text:span text:style-name="T1">138: </text:span><text:s text:c="19"/><text:span text:style-name="T2">if</text:span> <text:span text:style-name="T2">(</text:span>nodo<text:span text:style-name="T2">.</text:span>parent<text:span text:style-name="T2">.</text:span>leftChild == nodo<text:span text:style-name="T2">)</text:span> <text:span text:style-name="T2">{</text:span></text:p>
      <text:p text:style-name="P1"><text:span text:style-name="T1">139: </text:span><text:s text:c="27"/>nodo<text:span text:style-name="T2">.</text:span>parent<text:span text:style-name="T2">.</text:span>leftChild = nodo<text:span text:style-name="T2">.</text:span>rightChild<text:span text:style-name="T2">;</text:span></text:p>
      <text:p text:style-name="P1"><text:span text:style-name="T1">140: </text:span><text:s text:c="27"/>nodo<text:span text:style-name="T2">.</text:span>rightChild<text:span text:style-name="T2">.</text:span>parent = nodo<text:span text:style-name="T2">.</text:span>parent<text:span text:style-name="T2">;</text:span></text:p>
      <text:p text:style-name="P1"><text:span text:style-name="T1">141: </text:span><text:s text:c="27"/>nodo<text:span text:style-name="T2">.</text:span>parent = <text:span text:style-name="T2">null;</text:span></text:p>
      <text:p text:style-name="P1"><text:span text:style-name="T1">142: </text:span><text:s text:c="19"/><text:span text:style-name="T2">}</text:span> <text:span text:style-name="T2">else</text:span> <text:span text:style-name="T2">{</text:span> <text:s text:c="31"/></text:p>
      <text:p text:style-name="P1"><text:span text:style-name="T1">143: </text:span><text:s text:c="27"/>nodo<text:span text:style-name="T2">.</text:span>parent<text:span text:style-name="T2">.</text:span>rightChild = nodo<text:span text:style-name="T2">.</text:span>rightChild<text:span text:style-name="T2">;</text:span></text:p>
      <text:p text:style-name="P1"><text:span text:style-name="T1">144: </text:span><text:s text:c="27"/>nodo<text:span text:style-name="T2">.</text:span>rightChild<text:span text:style-name="T2">.</text:span>parent = nodo<text:span text:style-name="T2">.</text:span>parent<text:span text:style-name="T2">;</text:span></text:p>
      <text:p text:style-name="P1"><text:span text:style-name="T1">145: </text:span><text:s text:c="27"/>nodo<text:span text:style-name="T2">.</text:span>parent = <text:span text:style-name="T2">null;</text:span></text:p>
      <text:p text:style-name="P1"><text:span text:style-name="T1">146: </text:span><text:s text:c="19"/><text:span text:style-name="T2">}</text:span></text:p>
      <text:p text:style-name="P1"><text:span text:style-name="T1">147: </text:span><text:s text:c="11"/><text:span text:style-name="T2">}</text:span></text:p>
      <text:p text:style-name="P1"><text:span text:style-name="T1">148: </text:span><text:s text:c="11"/><text:span text:style-name="T3">//Se tiver so o filho esquerdo, o avo o adota</text:span></text:p>
      <text:p text:style-name="P1"><text:span text:style-name="T1">149: </text:span><text:s text:c="11"/><text:span text:style-name="T2">else</text:span> <text:span text:style-name="T2">{</text:span></text:p>
      <text:p text:style-name="P1"><text:span text:style-name="T1">150: </text:span><text:s text:c="19"/><text:span text:style-name="T2">if</text:span> <text:span text:style-name="T2">(</text:span>nodo<text:span text:style-name="T2">.</text:span>parent<text:span text:style-name="T2">.</text:span>leftChild == nodo<text:span text:style-name="T2">)</text:span> <text:span text:style-name="T2">{</text:span></text:p>
      <text:p text:style-name="P1"><text:span text:style-name="T1">151: </text:span><text:s text:c="27"/>nodo<text:span text:style-name="T2">.</text:span>parent<text:span text:style-name="T2">.</text:span>leftChild = nodo<text:span text:style-name="T2">.</text:span>leftChild<text:span text:style-name="T2">;</text:span></text:p>
      <text:p text:style-name="P1"><text:span text:style-name="T1">152: </text:span><text:s text:c="27"/>nodo<text:span text:style-name="T2">.</text:span>leftChild<text:span text:style-name="T2">.</text:span>parent = nodo<text:span text:style-name="T2">.</text:span>parent<text:span text:style-name="T2">;</text:span></text:p>
      <text:p text:style-name="P1"><text:span text:style-name="T1">153: </text:span><text:s text:c="27"/>nodo<text:span text:style-name="T2">.</text:span>parent = <text:span text:style-name="T2">null;</text:span></text:p>
      <text:p text:style-name="P1"><text:span text:style-name="T1">154: </text:span><text:s text:c="19"/><text:span text:style-name="T2">}</text:span> <text:span text:style-name="T2">else</text:span> <text:span text:style-name="T2">{</text:span> <text:s text:c="31"/></text:p>
      <text:p text:style-name="P1"><text:span text:style-name="T1">155: </text:span><text:s text:c="27"/>nodo<text:span text:style-name="T2">.</text:span>parent<text:span text:style-name="T2">.</text:span>rightChild = nodo<text:span text:style-name="T2">.</text:span>leftChild<text:span text:style-name="T2">;</text:span></text:p>
      <text:p text:style-name="P1"><text:span text:style-name="T1">156: </text:span><text:s text:c="27"/>nodo<text:span text:style-name="T2">.</text:span>leftChild<text:span text:style-name="T2">.</text:span>parent = nodo<text:span text:style-name="T2">.</text:span>parent<text:span text:style-name="T2">;</text:span></text:p>
      <text:p text:style-name="P1"><text:span text:style-name="T1">157: </text:span><text:s text:c="27"/>nodo<text:span text:style-name="T2">.</text:span>parent = <text:span text:style-name="T2">null;</text:span></text:p>
      <text:p text:style-name="P1"><text:span text:style-name="T1">158: </text:span><text:s text:c="19"/><text:span text:style-name="T2">}</text:span></text:p>
      <text:p text:style-name="P1"><text:span text:style-name="T1">159: </text:span><text:s text:c="11"/><text:span text:style-name="T2">}</text:span> <text:s text:c="22"/></text:p>
      <text:p text:style-name="P1"><text:span text:style-name="T1">160: </text:span><text:s text:c="3"/><text:span text:style-name="T2">}</text:span></text:p>
      <text:p text:style-name="P1"><text:span text:style-name="T1">161: </text:span><text:s text:c="3"/><text:span text:style-name="T3">/** Remove o nodo quando e preciso trocar de lugar com o antecessor */</text:span></text:p>
      <text:p text:style-name="P1"><text:span text:style-name="T1">162: </text:span><text:s text:c="3"/><text:span text:style-name="T2">void</text:span> removeAntecessor<text:span text:style-name="T2">()</text:span> <text:span text:style-name="T2">{</text:span> <text:s text:c="14"/></text:p>
      <text:p text:style-name="P1"><text:span text:style-name="T1">163: </text:span><text:s text:c="11"/><text:span text:style-name="T3">//Busca antecessor</text:span></text:p>
      <text:p text:style-name="P1"><text:span text:style-name="T1">164: </text:span><text:s text:c="11"/>HumanTree antecessor = <text:span text:style-name="T2">this.</text:span>leftChild<text:span text:style-name="T2">;</text:span></text:p>
      <text:p text:style-name="P1"><text:span text:style-name="T1">165: </text:span><text:s text:c="11"/><text:span text:style-name="T2">while</text:span> <text:span text:style-name="T2">(</text:span> antecessor<text:span text:style-name="T2">.</text:span>rightChild != <text:span text:style-name="T2">null</text:span> <text:span text:style-name="T2">)</text:span> antecessor = antecessor<text:span text:style-name="T2">.</text:span>rightChild<text:span text:style-name="T2">;</text:span></text:p>
      <text:p text:style-name="P1"><text:span text:style-name="T1">166: </text:span><text:s text:c="11"/><text:span text:style-name="T3">//Faz a troca</text:span></text:p>
      <text:p text:style-name="P1"><text:span text:style-name="T1">167: </text:span><text:s text:c="11"/><text:span text:style-name="T2">this.</text:span>transferInfoFrom<text:span text:style-name="T2">(</text:span>antecessor<text:span text:style-name="T2">);</text:span></text:p>
      <text:p text:style-name="P1"><text:span text:style-name="T1">168: </text:span><text:s text:c="11"/><text:span text:style-name="T2">this.</text:span>remove<text:span text:style-name="T2">(</text:span>antecessor<text:span text:style-name="T2">);</text:span></text:p>
      <text:p text:style-name="P1"><text:span text:style-name="T1">169: </text:span><text:s text:c="3"/><text:span text:style-name="T2">}</text:span></text:p>
      <text:p text:style-name="P1"><text:span text:style-name="T1">170: </text:span><text:s text:c="3"/><text:span text:style-name="T3">/** Caminha a arvore em pre ordem para retornar os nodos em ordem alfabetica */</text:span></text:p>
      <text:p text:style-name="P1"><text:span text:style-name="T1">171: </text:span><text:s text:c="3"/><text:span text:style-name="T2">void</text:span> caminhaPreOrdem<text:span text:style-name="T2">()</text:span> <text:span text:style-name="T2">{</text:span></text:p>
      <text:p text:style-name="P1"><text:span text:style-name="T1">172: </text:span><text:s text:c="11"/><text:span text:style-name="T2">if</text:span> <text:span text:style-name="T2">(</text:span> <text:span text:style-name="T2">this.</text:span>leftChild != <text:span text:style-name="T2">null</text:span> <text:span text:style-name="T2">)</text:span> <text:span text:style-name="T2">this.</text:span>leftChild<text:span text:style-name="T2">.</text:span>caminhaPreOrdem<text:span text:style-name="T2">();</text:span></text:p>
      <text:p text:style-name="P1"><text:span text:style-name="T1">173: </text:span><text:s text:c="11"/><text:span text:style-name="T2">this.</text:span>imprime<text:span text:style-name="T2">();</text:span></text:p>
      <text:p text:style-name="P1"><text:span text:style-name="T1">174: </text:span><text:s text:c="11"/><text:span text:style-name="T2">if</text:span> <text:span text:style-name="T2">(</text:span> <text:span text:style-name="T2">this.</text:span>rightChild != <text:span text:style-name="T2">null</text:span> <text:span text:style-name="T2">)</text:span> <text:span text:style-name="T2">this.</text:span>rightChild<text:span text:style-name="T2">.</text:span>caminhaPreOrdem<text:span text:style-name="T2">();</text:span></text:p>
      <text:p text:style-name="P1"><text:span text:style-name="T1">175: </text:span><text:s text:c="3"/><text:span text:style-name="T2">}</text:span></text:p>
      <text:p text:style-name="P3"><text:span text:style-name="T1">176: </text:span><text:span text:style-name="T2"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Andale Sans UI" svg:font-family="'Andale Sans UI'" style:font-pitch="variable"/>
    <style:font-face style:name="Lucida Sans" svg:font-family="'Lucida Sans'" style:font-pitch="variable"/>
    <style:font-face style:name="Lucida Bright" svg:font-family="'Lucida Brigh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Bright" fo:font-size="12pt" fo:language="en" fo:country="US" style:font-name-asian="Andale Sans UI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font-name="Lucid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V - AEDS II</text:title><text:tab/><text:tab/><text:subject>Anexo I - Código Fonte - HumanTree.java</text:subject></text:p>
      </style:header>
      <style:footer>
        <text:p text:style-name="P2"><text:tab/><text:tab/><text:span text:style-name="T1"><text:page-number text:select-page="current">2</text:page-number></text:span><text:span text:style-name="T1">/</text:span><text:span text:style-name="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Trabalho Prático V - AEDS II</dc:title>
    <dc:subject>Anexo I - Código Fonte - HumanTree.java</dc:subject>
    <meta:creation-date>2006-05-03T11:18:08</meta:creation-date>
    <dc:date>2006-06-06T11:26:52</dc:date>
    <dc:language>en-US</dc:language>
    <meta:editing-cycles>39</meta:editing-cycles>
    <meta:editing-duration>PT5H27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82" meta:word-count="754" meta:character-count="8470"/>
  </office:meta>
</office:document-meta>
</file>